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91076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14 kWh</text:p>
          </table:table-cell>
          <table:table-cell office:value-type="float" office:value="606.15" calcext:value-type="float">
            <text:p>606.15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.7" calcext:value-type="float">
            <text:p>3.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0.15" calcext:value-type="float">
            <text:p>-320.15</text:p>
          </table:table-cell>
          <table:table-cell office:value-type="string" calcext:value-type="string">
            <text:p>T-0</text:p>
          </table:table-cell>
          <table:table-cell office:value-type="float" office:value="374.17" calcext:value-type="float">
            <text:p>374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4 kWh</text:p>
          </table:table-cell>
          <table:table-cell office:value-type="float" office:value="526.75" calcext:value-type="float">
            <text:p>526.75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3.33" calcext:value-type="float">
            <text:p>3.33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78.21" calcext:value-type="float">
            <text:p>-278.21</text:p>
          </table:table-cell>
          <table:table-cell office:value-type="string" calcext:value-type="string">
            <text:p>T-0</text:p>
          </table:table-cell>
          <table:table-cell office:value-type="float" office:value="336.02" calcext:value-type="float">
            <text:p>336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0.15" calcext:value-type="float">
            <text:p>0.15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95 kWh</text:p>
          </table:table-cell>
          <table:table-cell office:value-type="float" office:value="464.78" calcext:value-type="float">
            <text:p>464.7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2.57" calcext:value-type="float">
            <text:p>2.57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45.5" calcext:value-type="float">
            <text:p>-245.5</text:p>
          </table:table-cell>
          <table:table-cell office:value-type="string" calcext:value-type="string">
            <text:p>T-0</text:p>
          </table:table-cell>
          <table:table-cell office:value-type="float" office:value="259.82" calcext:value-type="float">
            <text:p>259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36" calcext:value-type="float">
            <text:p>1.36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02 kWh</text:p>
          </table:table-cell>
          <table:table-cell office:value-type="float" office:value="507.05" calcext:value-type="float">
            <text:p>507.05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3.23" calcext:value-type="float">
            <text:p>3.2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67.82" calcext:value-type="float">
            <text:p>-267.82</text:p>
          </table:table-cell>
          <table:table-cell office:value-type="string" calcext:value-type="string">
            <text:p>T-0</text:p>
          </table:table-cell>
          <table:table-cell office:value-type="float" office:value="327.28" calcext:value-type="float">
            <text:p>327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98 kWh</text:p>
          </table:table-cell>
          <table:table-cell office:value-type="float" office:value="478.22" calcext:value-type="float">
            <text:p>478.22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2.63" calcext:value-type="float">
            <text:p>2.63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252.59" calcext:value-type="float">
            <text:p>-252.59</text:p>
          </table:table-cell>
          <table:table-cell office:value-type="string" calcext:value-type="string">
            <text:p>T-0</text:p>
          </table:table-cell>
          <table:table-cell office:value-type="float" office:value="265.78" calcext:value-type="float">
            <text:p>265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0.46" calcext:value-type="float">
            <text:p>0.46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86 kWh</text:p>
          </table:table-cell>
          <table:table-cell office:value-type="float" office:value="407.39" calcext:value-type="float">
            <text:p>407.39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2.3" calcext:value-type="float">
            <text:p>2.3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215.18" calcext:value-type="float">
            <text:p>-215.18</text:p>
          </table:table-cell>
          <table:table-cell office:value-type="string" calcext:value-type="string">
            <text:p>T-0</text:p>
          </table:table-cell>
          <table:table-cell office:value-type="float" office:value="232.33" calcext:value-type="float">
            <text:p>232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1.41" calcext:value-type="float">
            <text:p>1.41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92 kWh</text:p>
          </table:table-cell>
          <table:table-cell office:value-type="float" office:value="440.07" calcext:value-type="float">
            <text:p>440.07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2.45" calcext:value-type="float">
            <text:p>2.45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32.44" calcext:value-type="float">
            <text:p>-232.44</text:p>
          </table:table-cell>
          <table:table-cell office:value-type="string" calcext:value-type="string">
            <text:p>T-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94 kWh</text:p>
          </table:table-cell>
          <table:table-cell office:value-type="float" office:value="449.64" calcext:value-type="float">
            <text:p>449.64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2.49" calcext:value-type="float">
            <text:p>2.49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237.48" calcext:value-type="float">
            <text:p>-237.48</text:p>
          </table:table-cell>
          <table:table-cell office:value-type="string" calcext:value-type="string">
            <text:p>T-0</text:p>
          </table:table-cell>
          <table:table-cell office:value-type="float" office:value="251.7" calcext:value-type="float">
            <text:p>25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96 kWh</text:p>
          </table:table-cell>
          <table:table-cell office:value-type="float" office:value="454.36" calcext:value-type="float">
            <text:p>454.36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2.51" calcext:value-type="float">
            <text:p>2.51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239.77" calcext:value-type="float">
            <text:p>-239.77</text:p>
          </table:table-cell>
          <table:table-cell office:value-type="string" calcext:value-type="string">
            <text:p>T-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84 kWh</text:p>
          </table:table-cell>
          <table:table-cell office:value-type="float" office:value="381.13" calcext:value-type="float">
            <text:p>381.13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2.17" calcext:value-type="float">
            <text:p>2.17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200.92" calcext:value-type="float">
            <text:p>-200.92</text:p>
          </table:table-cell>
          <table:table-cell office:value-type="string" calcext:value-type="string">
            <text:p>T-0</text:p>
          </table:table-cell>
          <table:table-cell office:value-type="float" office:value="219.14" calcext:value-type="float">
            <text:p>219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81 kWh</text:p>
          </table:table-cell>
          <table:table-cell office:value-type="float" office:value="363.04" calcext:value-type="float">
            <text:p>363.04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2.08" calcext:value-type="float">
            <text:p>2.08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191.38" calcext:value-type="float">
            <text:p>-191.38</text:p>
          </table:table-cell>
          <table:table-cell office:value-type="string" calcext:value-type="string">
            <text:p>T-0</text:p>
          </table:table-cell>
          <table:table-cell office:value-type="float" office:value="210.35" calcext:value-type="float">
            <text:p>210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79 kWh</text:p>
          </table:table-cell>
          <table:table-cell office:value-type="float" office:value="350.6" calcext:value-type="float">
            <text:p>350.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2.02" calcext:value-type="float">
            <text:p>2.02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84.83" calcext:value-type="float">
            <text:p>-184.83</text:p>
          </table:table-cell>
          <table:table-cell office:value-type="string" calcext:value-type="string">
            <text:p>T-0</text:p>
          </table:table-cell>
          <table:table-cell office:value-type="float" office:value="204.24" calcext:value-type="float">
            <text:p>20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25:45.463000000</meta:creation-date>
    <dc:date>2018-03-26T17:31:31.542000000</dc:date>
    <meta:editing-duration>PT5M46S</meta:editing-duration>
    <meta:editing-cycles>1</meta:editing-cycles>
    <meta:document-statistic meta:table-count="1" meta:cell-count="173" meta:object-count="0"/>
    <meta:generator>LibreOffice/5.3.4.2$Windows_x86 LibreOffice_project/f82d347ccc0be322489bf7da61d7e4ad13fe2ff3</meta:generator>
  </office:meta>
</office:document-meta>
</file>